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WebSocketTestServer.getDispatch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TestServ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ttyWebSocketTestServ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TestServer.deployConfig( WebApplicationContext wac , Filter ... fil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ettyWebSocketTestServe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WebSocketTestServer.sto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ettyWebSocketTestServer.undeploy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ettyWebSocketTestServer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